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941100001B3D000002D32110B17B7AB9CA38.svg" manifest:media-type="image/svg+xml"/>
  <manifest:file-entry manifest:full-path="Pictures/10000201000000230000000E280FE8E57F9BAE48.png" manifest:media-type="image/png"/>
  <manifest:file-entry manifest:full-path="Pictures/100026BB0000070400000117DD4D40A56344FC51.svg" manifest:media-type="image/svg+xml"/>
  <manifest:file-entry manifest:full-path="Pictures/10000201000000440000000B2839657AAB3081FB.png" manifest:media-type="image/png"/>
  <manifest:file-entry manifest:full-path="Pictures/100015AF000003A60000017A5267963DFE5B8354.svg" manifest:media-type="image/svg+xml"/>
  <manifest:file-entry manifest:full-path="Pictures/1000237300000704000001172C2D4699FB167B97.svg" manifest:media-type="image/svg+xml"/>
  <manifest:file-entry manifest:full-path="Pictures/10000201000000440000000BC43DAE03BDD2D0EC.png" manifest:media-type="image/png"/>
  <manifest:file-entry manifest:full-path="Pictures/100017E50000035D0000017AFC84EFDA2EC3B630.svg" manifest:media-type="image/svg+xml"/>
  <manifest:file-entry manifest:full-path="Pictures/10000201000000210000000E43FD8216AABD727A.png" manifest:media-type="image/png"/>
  <manifest:file-entry manifest:full-path="Pictures/100030810000050B000002E66C4D111BD0AF1A6A.svg" manifest:media-type="image/svg+xml"/>
  <manifest:file-entry manifest:full-path="Pictures/100020000000070400000117BB0B815E786147C1.svg" manifest:media-type="image/svg+xml"/>
  <manifest:file-entry manifest:full-path="Pictures/10000201000000310000001C7485B9B6DFDF3EB4.png" manifest:media-type="image/png"/>
  <manifest:file-entry manifest:full-path="Pictures/10000201000000440000000B8553A9E4627E76A7.png" manifest:media-type="image/png"/>
  <manifest:file-entry manifest:full-path="Pictures/10000201000000440000000B4EB508F4EB83BE0F.png" manifest:media-type="image/png"/>
  <manifest:file-entry manifest:full-path="Pictures/100022500000070400000117906015D93D0035F7.svg" manifest:media-type="image/svg+xml"/>
  <manifest:file-entry manifest:full-path="Pictures/10004A54000008E700000366A6CAB4CA5BA3F3CF.svg" manifest:media-type="image/svg+xml"/>
  <manifest:file-entry manifest:full-path="Pictures/1000020100000056000000218A3DFA35FE76ED3D.png" manifest:media-type="image/png"/>
  <manifest:file-entry manifest:full-path="Pictures/10000201000001080000001BBFD124204ACFCCCA.png" manifest:media-type="image/png"/>
  <manifest:file-entry manifest:full-path="Pictures/10000201000000070000001B183F7D1C3CF3612D.png" manifest:media-type="image/png"/>
  <manifest:file-entry manifest:full-path="Pictures/10000923000000B0000002C1AD67AC69094C84F8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.701cm" fo:margin-left="1.314cm" table:align="left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2.30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4.701cm" fo:margin-left="1.314cm" table:align="left"/>
    </style:style>
    <style:style style:name="Table2.A" style:family="table-column">
      <style:table-column-properties style:column-width="2.395cm"/>
    </style:style>
    <style:style style:name="Table2.B" style:family="table-column">
      <style:table-column-properties style:column-width="2.30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4.292cm" fo:margin-left="1.314cm" table:align="left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2.293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officeooo:rsid="001b2108" officeooo:paragraph-rsid="001b2108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a6ac6"/>
    </style:style>
    <style:style style:name="P3" style:family="paragraph" style:parent-style-name="Standard">
      <style:paragraph-properties fo:text-align="justify" style:justify-single-word="false"/>
      <style:text-properties officeooo:rsid="002b3069" officeooo:paragraph-rsid="002b3069"/>
    </style:style>
    <style:style style:name="P4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9f8" officeooo:paragraph-rsid="0028e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828" officeooo:paragraph-rsid="001b9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828" officeooo:paragraph-rsid="0020e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592" officeooo:paragraph-rsid="0029f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0e2" officeooo:paragraph-rsid="002e40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24a" officeooo:paragraph-rsid="002e92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042" officeooo:paragraph-rsid="003280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473" officeooo:paragraph-rsid="0032e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31dc" officeooo:paragraph-rsid="003331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d2a4" officeooo:paragraph-rsid="0033d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bb0" officeooo:paragraph-rsid="00348b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108" officeooo:paragraph-rsid="001b2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2108" officeooo:paragraph-rsid="0020e9c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2108" officeooo:paragraph-rsid="002e40e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1b2108" officeooo:paragraph-rsid="001b210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officeooo:rsid="001b2108" officeooo:paragraph-rsid="00401f6b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rsid="001dbd2a" officeooo:paragraph-rsid="00401f6b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text-position="0% 100%" officeooo:rsid="001dbd2a" officeooo:paragraph-rsid="00401f6b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text-position="0% 100%" officeooo:rsid="001dbd2a" officeooo:paragraph-rsid="001dbd2a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text-position="0% 100%" fo:font-weight="bold" officeooo:rsid="001f3c06" officeooo:paragraph-rsid="001f3c06" style:font-weight-asian="bold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font-style="normal" officeooo:rsid="001b9828" officeooo:paragraph-rsid="00242706" style:font-style-asian="normal" style:font-style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style="normal" officeooo:rsid="002cf071" officeooo:paragraph-rsid="002e40e2" style:font-style-asian="normal" style:font-style-complex="normal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font-style="normal" officeooo:rsid="0038e086" officeooo:paragraph-rsid="0038e086" style:font-style-asian="normal" style:font-style-complex="normal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2448af" officeooo:paragraph-rsid="00242706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29f592" officeooo:paragraph-rsid="00401f6b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376e1d" officeooo:paragraph-rsid="00376e1d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font-style="normal" fo:font-weight="bold" officeooo:rsid="001b9828" officeooo:paragraph-rsid="001f3c06" style:font-style-asian="normal" style:font-weight-asian="bold" style:font-style-complex="normal" style:font-weight-complex="bold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fo:font-style="normal" fo:font-weight="bold" officeooo:rsid="003f2fdc" officeooo:paragraph-rsid="003f2fdc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fo:font-weight="normal" officeooo:rsid="00242706" officeooo:paragraph-rsid="00242706" style:font-weight-asian="normal" style:font-weight-complex="normal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officeooo:paragraph-rsid="002cf071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font-weight="bold" officeooo:rsid="0020e9c4" officeooo:paragraph-rsid="0020e9c4" style:font-weight-asian="bold" style:font-weight-complex="bold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officeooo:rsid="002b3069" officeooo:paragraph-rsid="002cf071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officeooo:rsid="00376e1d" officeooo:paragraph-rsid="00376e1d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officeooo:rsid="0038e086" officeooo:paragraph-rsid="00401f6b"/>
    </style:style>
    <style:style style:name="P38" style:family="paragraph" style:parent-style-name="Standard" style:list-style-name="L1">
      <style:paragraph-properties fo:line-height="150%" fo:text-align="justify" style:justify-single-word="false"/>
      <style:text-properties officeooo:rsid="0038e086" officeooo:paragraph-rsid="0038e086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9828" style:font-style-asian="italic" style:font-style-complex="italic"/>
    </style:style>
    <style:style style:name="T3" style:family="text">
      <style:text-properties fo:font-style="italic" officeooo:rsid="002448af" style:font-style-asian="italic" style:font-style-complex="italic"/>
    </style:style>
    <style:style style:name="T4" style:family="text">
      <style:text-properties fo:font-style="italic" officeooo:rsid="00401f6b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9828" style:font-style-asian="normal" style:font-style-complex="normal"/>
    </style:style>
    <style:style style:name="T8" style:family="text">
      <style:text-properties fo:font-style="normal" officeooo:rsid="001cb63c" style:font-style-asian="normal" style:font-style-complex="normal"/>
    </style:style>
    <style:style style:name="T9" style:family="text">
      <style:text-properties fo:font-style="normal" officeooo:rsid="001f3c06" style:font-style-asian="normal" style:font-style-complex="normal"/>
    </style:style>
    <style:style style:name="T10" style:family="text">
      <style:text-properties fo:font-style="normal" officeooo:rsid="0020e9c4" style:font-style-asian="normal" style:font-style-complex="normal"/>
    </style:style>
    <style:style style:name="T11" style:family="text">
      <style:text-properties fo:font-style="normal" officeooo:rsid="002448af" style:font-style-asian="normal" style:font-style-complex="normal"/>
    </style:style>
    <style:style style:name="T12" style:family="text">
      <style:text-properties fo:font-style="normal" officeooo:rsid="002cf071" style:font-style-asian="normal" style:font-style-complex="normal"/>
    </style:style>
    <style:style style:name="T13" style:family="text">
      <style:text-properties fo:font-style="normal" officeooo:rsid="0038e086" style:font-style-asian="normal" style:font-style-complex="normal"/>
    </style:style>
    <style:style style:name="T14" style:family="text">
      <style:text-properties fo:font-style="normal" officeooo:rsid="0039dbf8" style:font-style-asian="normal" style:font-style-complex="normal"/>
    </style:style>
    <style:style style:name="T15" style:family="text">
      <style:text-properties fo:font-style="normal" fo:font-weight="bold" officeooo:rsid="001cb63c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b9828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f3c06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cf07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8e086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c5e8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3d5b87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6e1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d5b87" style:font-style-asian="normal" style:font-weight-asian="normal" style:font-style-complex="normal" style:font-weight-complex="normal"/>
    </style:style>
    <style:style style:name="T25" style:family="text">
      <style:text-properties officeooo:rsid="0028e9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 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jian Akhir Semester</text:p>
      <text:p text:style-name="P1">Metode Numerik dan Teknik Komputasi</text:p>
      <text:p text:style-name="P2"/>
      <text:list xml:id="list2403550722" text:style-name="L1">
        <text:list-item>
          <text:p text:style-name="P19">Carilah nilai<text:span text:style-name="T2"> </text:span><text:span text:style-name="T4"><draw:g text:anchor-type="as-char" svg:y="-0.272cm" draw:z-index="9" draw:style-name="gr1"><svg:title>TexMaths</svg:title><svg:desc>12§display§f(x_s)§svg§600§TRUE§</svg:desc><draw:frame draw:style-name="gr2" draw:text-style-name="P39" svg:width="0.826cm" svg:height="0.362cm" svg:x="0cm" svg:y="0cm"><draw:image xlink:href="Pictures/100017E50000035D0000017AFC84EFDA2EC3B630.svg" xlink:type="simple" xlink:show="embed" xlink:actuate="onLoad" loext:mime-type="image/svg+xml"><text:p/></draw:image><draw:image xlink:href="Pictures/10000201000000210000000E43FD8216AABD727A.png" xlink:type="simple" xlink:show="embed" xlink:actuate="onLoad" loext:mime-type="image/png"/></draw:frame></draw:g></text:span><text:span text:style-name="T7"><text:s/>dari </text:span><text:span text:style-name="T13">data yang disajikan </text:span><text:span text:style-name="T14">pada </text:span><text:span text:style-name="T15">T</text:span><text:span text:style-name="T16">abel </text:span><text:span text:style-name="T15">1</text:span><text:span text:style-name="T7"> </text:span><text:span text:style-name="T8">dengan menggunakan metode yang paling sesuai dari 5 metode yang </text:span><text:span text:style-name="T9">telah dipelajari!</text:span><text:span text:style-name="T8"> </text:span><text:span text:style-name="T10">(Sertakan juga alasan mengapa menggunakan metode tersebut).</text:span></text:p>
          <text:list>
            <text:list-item>
              <text:p text:style-name="P20"><draw:g text:anchor-type="as-char" svg:y="-0.215cm" draw:z-index="7" draw:style-name="gr1"><svg:title>TexMaths</svg:title><svg:desc>12§display§x_s = 1.3233 §svg§600§TRUE§</svg:desc><draw:frame draw:style-name="gr2" draw:text-style-name="P39" svg:width="1.724cm" svg:height="0.267cm" svg:x="0cm" svg:y="0cm"><draw:image xlink:href="Pictures/100026BB0000070400000117DD4D40A56344FC51.svg" xlink:type="simple" xlink:show="embed" xlink:actuate="onLoad" loext:mime-type="image/svg+xml"><text:p/></draw:image><draw:image xlink:href="Pictures/10000201000000440000000B2839657AAB3081FB.png" xlink:type="simple" xlink:show="embed" xlink:actuate="onLoad" loext:mime-type="image/png"/></draw:frame></draw:g></text:p>
            </text:list-item>
            <text:list-item>
              <text:p text:style-name="P21"><draw:g text:anchor-type="as-char" svg:y="-0.215cm" draw:z-index="8" draw:style-name="gr1"><svg:title>TexMaths</svg:title><svg:desc>12§display§x_s = 0.9748§svg§600§TRUE§</svg:desc><draw:frame draw:style-name="gr2" draw:text-style-name="P39" svg:width="1.724cm" svg:height="0.267cm" svg:x="0cm" svg:y="0cm"><draw:image xlink:href="Pictures/1000237300000704000001172C2D4699FB167B97.svg" xlink:type="simple" xlink:show="embed" xlink:actuate="onLoad" loext:mime-type="image/svg+xml"><text:p/></draw:image><draw:image xlink:href="Pictures/10000201000000440000000BC43DAE03BDD2D0EC.png" xlink:type="simple" xlink:show="embed" xlink:actuate="onLoad" loext:mime-type="image/png"/></draw:frame></draw:g></text:p>
            </text:list-item>
          </text:list>
          <text:p text:style-name="P22"/>
          <text:p text:style-name="P23">Tabel 1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x</text:p>
          </table:table-cell>
          <table:table-cell table:style-name="Table1.B1" office:value-type="string">
            <text:p text:style-name="P18">f(x)</text:p>
          </table:table-cell>
        </table:table-row>
        <table:table-row>
          <table:table-cell table:style-name="Table1.A2" office:value-type="string">
            <text:p text:style-name="P15">1.5708</text:p>
          </table:table-cell>
          <table:table-cell table:style-name="Table1.B2" office:value-type="string">
            <text:p text:style-name="P5">1.0000</text:p>
          </table:table-cell>
        </table:table-row>
        <table:table-row>
          <table:table-cell table:style-name="Table1.A2" office:value-type="string">
            <text:p text:style-name="P15">1.1781</text:p>
          </table:table-cell>
          <table:table-cell table:style-name="Table1.B2" office:value-type="string">
            <text:p text:style-name="P5">0.9239</text:p>
          </table:table-cell>
        </table:table-row>
        <table:table-row>
          <table:table-cell table:style-name="Table1.A2" office:value-type="string">
            <text:p text:style-name="P15">0.7854</text:p>
          </table:table-cell>
          <table:table-cell table:style-name="Table1.B2" office:value-type="string">
            <text:p text:style-name="P5">0.7071</text:p>
          </table:table-cell>
        </table:table-row>
        <table:table-row>
          <table:table-cell table:style-name="Table1.A2" office:value-type="string">
            <text:p text:style-name="P15">0.3927</text:p>
          </table:table-cell>
          <table:table-cell table:style-name="Table1.B2" office:value-type="string">
            <text:p text:style-name="P5">0.3827</text:p>
          </table:table-cell>
        </table:table-row>
        <table:table-row>
          <table:table-cell table:style-name="Table1.A2" office:value-type="string">
            <text:p text:style-name="P15">0.0000</text:p>
          </table:table-cell>
          <table:table-cell table:style-name="Table1.B2" office:value-type="string">
            <text:p text:style-name="P5">0.0000</text:p>
          </table:table-cell>
        </table:table-row>
      </table:table>
      <text:list xml:id="list32258553689407" text:continue-numbering="true" text:style-name="L1">
        <text:list-header>
          <text:p text:style-name="P24"/>
        </text:list-header>
        <text:list-item>
          <text:p text:style-name="P32"><text:span text:style-name="T6">Jelaskan kelebihan dan kekurangan </text:span><text:span text:style-name="T11">dari metode </text:span><text:span text:style-name="T3">Newton Gregory Forward</text:span><text:span text:style-name="T11">, </text:span><text:span text:style-name="T3">Stirling</text:span><text:span text:style-name="T11"> dan </text:span><text:span text:style-name="T3">Lagrange</text:span><text:span text:style-name="T11"> untuk menyelesaikan permasalahan interpolasi!</text:span></text:p>
          <text:p text:style-name="P27"/>
        </text:list-item>
        <text:list-item>
          <text:p text:style-name="P33"><text:span text:style-name="T7">Carilah nilai </text:span><text:span text:style-name="T12"><draw:g text:anchor-type="as-char" svg:y="-0.482cm" draw:z-index="1" draw:style-name="gr1"><svg:title>TexMaths</svg:title><svg:desc>12§display§\frac{d(f(x_s))}{dx}§svg§600§TRUE§</svg:desc><draw:frame draw:style-name="gr2" draw:text-style-name="P39" svg:width="1.239cm" svg:height="0.713cm" svg:x="0cm" svg:y="0cm"><draw:image xlink:href="Pictures/100030810000050B000002E66C4D111BD0AF1A6A.svg" xlink:type="simple" xlink:show="embed" xlink:actuate="onLoad" loext:mime-type="image/svg+xml"><text:p/></draw:image><draw:image xlink:href="Pictures/10000201000000310000001C7485B9B6DFDF3EB4.png" xlink:type="simple" xlink:show="embed" xlink:actuate="onLoad" loext:mime-type="image/png"/></draw:frame></draw:g></text:span><text:span text:style-name="T7">dari </text:span><text:span text:style-name="T12">data yang disajikan pada </text:span><text:span text:style-name="T15">T</text:span><text:span text:style-name="T16">abel </text:span><text:span text:style-name="T17">2</text:span><text:span text:style-name="T16">.</text:span></text:p>
          <text:list>
            <text:list-item>
              <text:p text:style-name="P28"><draw:g text:anchor-type="as-char" svg:y="-0.215cm" draw:z-index="5" draw:style-name="gr1"><svg:title>TexMaths</svg:title><svg:desc>12§display§x_s = 1.4321§svg§600§TRUE§</svg:desc><draw:frame draw:style-name="gr2" draw:text-style-name="P39" svg:width="1.724cm" svg:height="0.267cm" svg:x="0cm" svg:y="0cm"><draw:image xlink:href="Pictures/100020000000070400000117BB0B815E786147C1.svg" xlink:type="simple" xlink:show="embed" xlink:actuate="onLoad" loext:mime-type="image/svg+xml"><text:p/></draw:image><draw:image xlink:href="Pictures/10000201000000440000000B8553A9E4627E76A7.png" xlink:type="simple" xlink:show="embed" xlink:actuate="onLoad" loext:mime-type="image/png"/></draw:frame></draw:g></text:p>
            </text:list-item>
            <text:list-item>
              <text:p text:style-name="P28"><draw:g text:anchor-type="as-char" svg:y="-0.215cm" draw:z-index="6" draw:style-name="gr1"><svg:title>TexMaths</svg:title><svg:desc>12§display§x_s = 1.1354§svg§600§TRUE§</svg:desc><draw:frame draw:style-name="gr2" draw:text-style-name="P39" svg:width="1.724cm" svg:height="0.267cm" svg:x="0cm" svg:y="0cm"><draw:image xlink:href="Pictures/100022500000070400000117906015D93D0035F7.svg" xlink:type="simple" xlink:show="embed" xlink:actuate="onLoad" loext:mime-type="image/svg+xml"><text:p/></draw:image><draw:image xlink:href="Pictures/10000201000000440000000B4EB508F4EB83BE0F.png" xlink:type="simple" xlink:show="embed" xlink:actuate="onLoad" loext:mime-type="image/png"/></draw:frame></draw:g></text:p>
            </text:list-item>
          </text:list>
          <text:p text:style-name="P30"/>
          <text:p text:style-name="P34">Tabel 2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x</text:p>
          </table:table-cell>
          <table:table-cell table:style-name="Table2.B1" office:value-type="string">
            <text:p text:style-name="P16">f(x)</text:p>
          </table:table-cell>
        </table:table-row>
        <table:table-row>
          <table:table-cell table:style-name="Table2.A2" office:value-type="string">
            <text:p text:style-name="P4">0.0000</text:p>
          </table:table-cell>
          <table:table-cell table:style-name="Table2.B2" office:value-type="string">
            <text:p text:style-name="P4">0.0000</text:p>
          </table:table-cell>
        </table:table-row>
        <table:table-row>
          <table:table-cell table:style-name="Table2.A2" office:value-type="string">
            <text:p text:style-name="P7">0.3142</text:p>
          </table:table-cell>
          <table:table-cell table:style-name="Table2.B2" office:value-type="string">
            <text:p text:style-name="P7">0.7167</text:p>
          </table:table-cell>
        </table:table-row>
        <table:table-row>
          <table:table-cell table:style-name="Table2.A2" office:value-type="string">
            <text:p text:style-name="P7">0.6283</text:p>
          </table:table-cell>
          <table:table-cell table:style-name="Table2.B2" office:value-type="string">
            <text:p text:style-name="P7">1.5704</text:p>
          </table:table-cell>
        </table:table-row>
        <table:table-row>
          <table:table-cell table:style-name="Table2.A2" office:value-type="string">
            <text:p text:style-name="P7">0.9425</text:p>
          </table:table-cell>
          <table:table-cell table:style-name="Table2.B2" office:value-type="string">
            <text:p text:style-name="P7">2.5063</text:p>
          </table:table-cell>
        </table:table-row>
        <table:table-row>
          <table:table-cell table:style-name="Table2.A2" office:value-type="string">
            <text:p text:style-name="P7">1.2566</text:p>
          </table:table-cell>
          <table:table-cell table:style-name="Table2.B2" office:value-type="string">
            <text:p text:style-name="P7">3.4812</text:p>
          </table:table-cell>
        </table:table-row>
        <table:table-row>
          <table:table-cell table:style-name="Table2.A2" office:value-type="string">
            <text:p text:style-name="P4">1.5708</text:p>
          </table:table-cell>
          <table:table-cell table:style-name="Table2.B2" office:value-type="string">
            <text:p text:style-name="P6"><text:span text:style-name="T25">4</text:span>.<text:span text:style-name="T25">4674</text:span></text:p>
          </table:table-cell>
        </table:table-row>
      </table:table>
      <text:p text:style-name="P3"/>
      <text:p text:style-name="P3"><text:soft-page-break/></text:p>
      <text:list xml:id="list32257894887731" text:continue-numbering="true" text:style-name="L1">
        <text:list-item>
          <text:p text:style-name="P35"><text:span text:style-name="T7">Carilah nilai </text:span><text:span text:style-name="T7"><draw:g text:anchor-type="as-char" svg:y="-0.527cm" draw:z-index="0" draw:style-name="gr1"><svg:title>TexMaths</svg:title><svg:desc>12§display§\int^{3.1416}_{1.5708} f(x) dx§svg§600§TRUE§</svg:desc><draw:frame draw:style-name="gr2" draw:text-style-name="P39" svg:width="2.186cm" svg:height="0.835cm" svg:x="0cm" svg:y="0cm"><draw:image xlink:href="Pictures/10004A54000008E700000366A6CAB4CA5BA3F3CF.svg" xlink:type="simple" xlink:show="embed" xlink:actuate="onLoad" loext:mime-type="image/svg+xml"><text:p/></draw:image><draw:image xlink:href="Pictures/1000020100000056000000218A3DFA35FE76ED3D.png" xlink:type="simple" xlink:show="embed" xlink:actuate="onLoad" loext:mime-type="image/png"/></draw:frame></draw:g></text:span><text:span text:style-name="T12"><text:s/>dari data yang disajikan pada </text:span><text:span text:style-name="T18">Tabel 3 </text:span><text:span text:style-name="T23">dengan menggunakan:</text:span></text:p>
          <text:list>
            <text:list-item>
              <text:p text:style-name="P36"><text:span text:style-name="T22">Metode </text:span><text:span text:style-name="T5">Trapezoida</text:span></text:p>
            </text:list-item>
            <text:list-item>
              <text:p text:style-name="P29">Metode <text:span text:style-name="T1">Simpson</text:span> <draw:g text:anchor-type="as-char" svg:y="-0.445cm" draw:z-index="2" draw:style-name="gr1"><svg:title>TexMaths</svg:title><svg:desc>12§display§\frac{1}{3}§svg§600§TRUE§</svg:desc><draw:frame draw:style-name="gr2" draw:text-style-name="P39" svg:width="0.168cm" svg:height="0.676cm" svg:x="0cm" svg:y="0.001cm"><draw:image xlink:href="Pictures/10000923000000B0000002C1AD67AC69094C84F8.svg" xlink:type="simple" xlink:show="embed" xlink:actuate="onLoad" loext:mime-type="image/svg+xml"><text:p/></draw:image><draw:image xlink:href="Pictures/10000201000000070000001B183F7D1C3CF3612D.png" xlink:type="simple" xlink:show="embed" xlink:actuate="onLoad" loext:mime-type="image/png"/></draw:frame></draw:g></text:p>
            </text:list-item>
          </text:list>
          <text:p text:style-name="P29"/>
          <text:p text:style-name="P31">Tabel 3.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x</text:p>
          </table:table-cell>
          <table:table-cell table:style-name="Table3.B1" office:value-type="string">
            <text:p text:style-name="P17">f(x)</text:p>
          </table:table-cell>
        </table:table-row>
        <table:table-row>
          <table:table-cell table:style-name="Table3.A2" office:value-type="string">
            <text:p text:style-name="P8">1.5708</text:p>
          </table:table-cell>
          <table:table-cell table:style-name="Table3.B2" office:value-type="string">
            <text:p text:style-name="P14">4.0382</text:p>
          </table:table-cell>
        </table:table-row>
        <table:table-row>
          <table:table-cell table:style-name="Table3.A2" office:value-type="string">
            <text:p text:style-name="P8">1.8326</text:p>
          </table:table-cell>
          <table:table-cell table:style-name="Table3.B2" office:value-type="string">
            <text:p text:style-name="P14">4.6734</text:p>
          </table:table-cell>
        </table:table-row>
        <table:table-row>
          <table:table-cell table:style-name="Table3.A2" office:value-type="string">
            <text:p text:style-name="P9">2.0944</text:p>
          </table:table-cell>
          <table:table-cell table:style-name="Table3.B2" office:value-type="string">
            <text:p text:style-name="P14">5.4809</text:p>
          </table:table-cell>
        </table:table-row>
        <table:table-row>
          <table:table-cell table:style-name="Table3.A2" office:value-type="string">
            <text:p text:style-name="P10">2.3562</text:p>
          </table:table-cell>
          <table:table-cell table:style-name="Table3.B2" office:value-type="string">
            <text:p text:style-name="P14">6.4936</text:p>
          </table:table-cell>
        </table:table-row>
        <table:table-row>
          <table:table-cell table:style-name="Table3.A2" office:value-type="string">
            <text:p text:style-name="P11">2.6180</text:p>
          </table:table-cell>
          <table:table-cell table:style-name="Table3.B2" office:value-type="string">
            <text:p text:style-name="P14">7.7398</text:p>
          </table:table-cell>
        </table:table-row>
        <table:table-row>
          <table:table-cell table:style-name="Table3.A2" office:value-type="string">
            <text:p text:style-name="P12">2.8798</text:p>
          </table:table-cell>
          <table:table-cell table:style-name="Table3.B2" office:value-type="string">
            <text:p text:style-name="P14">9.2412</text:p>
          </table:table-cell>
        </table:table-row>
        <table:table-row>
          <table:table-cell table:style-name="Table3.A2" office:value-type="string">
            <text:p text:style-name="P13">3.1416</text:p>
          </table:table-cell>
          <table:table-cell table:style-name="Table3.B2" office:value-type="string">
            <text:p text:style-name="P14">11.0112</text:p>
          </table:table-cell>
        </table:table-row>
      </table:table>
      <text:list xml:id="list32259245147580" text:continue-numbering="true" text:style-name="L1">
        <text:list-header>
          <text:p text:style-name="P25"/>
        </text:list-header>
        <text:list-item>
          <text:p text:style-name="P37"><text:span text:style-name="T12">C</text:span><text:span text:style-name="T6">arilah nilai </text:span><text:span text:style-name="T6"><draw:g text:anchor-type="as-char" svg:y="-0.272cm" draw:z-index="4" draw:style-name="gr1"><svg:title>TexMaths</svg:title><svg:desc>12§display§y(0.2)§svg§600§TRUE§</svg:desc><draw:frame draw:style-name="gr2" draw:text-style-name="P39" svg:width="0.895cm" svg:height="0.362cm" svg:x="0cm" svg:y="0cm"><draw:image xlink:href="Pictures/100015AF000003A60000017A5267963DFE5B8354.svg" xlink:type="simple" xlink:show="embed" xlink:actuate="onLoad" loext:mime-type="image/svg+xml"><text:p/></draw:image><draw:image xlink:href="Pictures/10000201000000230000000E280FE8E57F9BAE48.png" xlink:type="simple" xlink:show="embed" xlink:actuate="onLoad" loext:mime-type="image/png"/></draw:frame></draw:g></text:span><text:span text:style-name="T6"><text:s/>dari persamaan deferensial biasa di bawah ini </text:span></text:p>
          <text:p text:style-name="P26"><draw:g text:anchor-type="as-char" svg:y="-0.462cm" draw:z-index="3" draw:style-name="gr1"><svg:title>TexMaths</svg:title><svg:desc>12§display§f(x,y) = \frac{dy}{dx} = sin(2x) + y^2;~y(0) = y_0 = 1.5§svg§600§TRUE§</svg:desc><draw:frame draw:style-name="gr2" draw:text-style-name="P39" svg:width="6.693cm" svg:height="0.696cm" svg:x="0cm" svg:y="0cm"><draw:image xlink:href="Pictures/1000941100001B3D000002D32110B17B7AB9CA38.svg" xlink:type="simple" xlink:show="embed" xlink:actuate="onLoad" loext:mime-type="image/svg+xml"><text:p/></draw:image><draw:image xlink:href="Pictures/10000201000001080000001BBFD124204ACFCCCA.png" xlink:type="simple" xlink:show="embed" xlink:actuate="onLoad" loext:mime-type="image/png"/></draw:frame></draw:g></text:p>
          <text:p text:style-name="P26">dengan menggunakan:</text:p>
          <text:list>
            <text:list-item>
              <text:p text:style-name="P38"><text:span text:style-name="T6">Metode </text:span><text:span text:style-name="T1">Taylor</text:span></text:p>
            </text:list-item>
            <text:list-item>
              <text:p text:style-name="P26">Metode <text:span text:style-name="T1">Eul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9T15:57:24.147659100</meta:creation-date>
    <dc:date>2018-12-09T03:22:57.221070916</dc:date>
    <dc:creator>abu dzar</dc:creator>
    <meta:editing-duration>PT11H46M4S</meta:editing-duration>
    <meta:editing-cycles>27</meta:editing-cycles>
    <meta:generator>LibreOffice/6.1.3.2$Linux_X86_64 LibreOffice_project/10$Build-2</meta:generator>
    <meta:document-statistic meta:table-count="3" meta:image-count="0" meta:object-count="0" meta:page-count="2" meta:paragraph-count="62" meta:word-count="152" meta:character-count="937" meta:non-whitespace-character-count="842"/>
  </office:meta>
</office:document-meta>
</file>